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right="0.0783in"/>
      <style:text-properties style:font-name="Arial1" fo:font-size="11pt" style:font-size-asian="11pt" style:font-name-complex="Arial2" style:font-size-complex="11pt"/>
    </style:style>
    <style:style style:name="P2" style:family="paragraph" style:parent-style-name="Standard">
      <style:paragraph-properties fo:margin-right="0.0783in"/>
      <style:text-properties style:font-name="Arial1"/>
    </style:style>
    <style:style style:name="P3" style:family="paragraph" style:parent-style-name="Standard" style:list-style-name="WWNum1">
      <style:paragraph-properties fo:margin-left="0.5783in" fo:margin-right="0.0783in" fo:text-indent="-0.25in" style:auto-text-indent="false"/>
      <style:text-properties style:font-name="Arial1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text-properties style:font-name="Arial1" officeooo:rsid="0016b288" officeooo:paragraph-rsid="0016b288"/>
    </style:style>
    <style:style style:name="T1" style:family="text">
      <style:text-properties style:font-name="Arial" fo:font-size="11pt" style:font-size-asian="11pt" style:font-name-complex="Arial2" style:font-size-complex="11pt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2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name-complex="Arial2" style:font-size-complex="11pt"/>
    </style:style>
    <style:style style:name="T4" style:family="text">
      <style:text-properties fo:font-size="11pt" style:font-size-asian="11pt" style:font-name-complex="Arial2" style:font-size-complex="11pt"/>
    </style:style>
    <style:style style:name="T5" style:family="text">
      <style:text-properties fo:font-size="11pt" fo:font-weight="bold" style:font-size-asian="11pt" style:font-weight-asian="bold" style:font-name-complex="Arial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Aufgabe 2:</text:span></text:p>
      <text:p text:style-name="P1"/>
      <text:list text:style-name="WWNum1">
        <text:list-item>
          <text:p text:style-name="P3"><text:span text:style-name="T4">Erklären Sie den Begriff “Brute-Force-Angriff“ und beschreiben Sie welche Gefahr von Brute-Force-Angriffen auf “geheime Schlüssel“ ausgeht. </text:span></text:p>
        </text:list-item>
        <text:list-item>
          <text:p text:style-name="P3"><text:span text:style-name="T4">Wie lange dauert ein Brute-Force-Angriff auf ein 128 Bit-Schlüssel, wenn </text:span><text:span text:style-name="T5">1000PCs </text:span><text:span text:style-name="T4">ausgestattet mit einer Taktfrequenz von 3,4GHz eingesetzt werden? Es kann in der Rechnung davon ausgegangen werden, dass ein Schlüssel pro 7 Taktzyklen getestet wird. Angabe des Ergebnisses bitte in </text:span><text:span text:style-name="T5">Jahren</text:span><text:span text:style-name="T4">!</text:span></text:p>
        </text:list-item>
        <text:list-item>
          <text:p text:style-name="P3"><text:span text:style-name="T4">Wie lange dauert ein Angriff auf ein Passwort mit 8 Zeichen das nur aus Klein-, Großbuchstaben und Ziffern besteht, wenn wir ein PC mit 3,4GHz Taktfrequenz einsetzen und für jeden Schlüssel 10 Taktzyklen benötigen. Angabe des Ergebnisses bitte in </text:span><text:span text:style-name="T5">Jahren</text:span><text:span text:style-name="T4">!</text:span></text:p>
        </text:list-item>
      </text:list>
      <text:p text:style-name="P4"/>
      <text:p text:style-name="P5">b) 4 Cores * 1000 * (3,4 Hz * 10⁹) / 7 = (1,94 * 10¹²) Schlüssel/s</text:p>
      <text:p text:style-name="P5"><text:s text:c="4"/>2¹²⁷ Schlüssel / (1,94 * 10¹²) Schlüssel/s = (8,76 * 10²⁵) s</text:p>
      <text:p text:style-name="P5"><text:s text:c="4"/>(8,76 * 10²⁵) s / 60 / 60 / 24 / 365 = (2,78 * 10¹⁸) y</text:p>
      <text:p text:style-name="P5"/>
      <text:p text:style-name="P5">c) 4 Cores * (3,4 Hz * 10⁹) / 10 = (1,36 * 10⁹) Schlüssel/s</text:p>
      <text:p text:style-name="P5"><text:s text:c="4"/>62⁷ Schlüssel / (1,36 * 10⁹) Schlüssel/s = 2589,42 s</text:p>
      <text:p text:style-name="P5"><text:s text:c="4"/>2589,42 s / 60 / 60 / 24 / 365 = 0,00008 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83in" fo:text-indent="-0.1252in" fo:margin-left="1.578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783in" fo:text-indent="-0.1252in" fo:margin-left="3.078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783in" fo:text-indent="-0.25in" fo:margin-left="3.5783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83in" fo:text-indent="-0.25in" fo:margin-left="4.0783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783in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sthoff, Robin</meta:initial-creator>
    <meta:editing-cycles>2</meta:editing-cycles>
    <meta:creation-date>2018-11-08T07:12:00</meta:creation-date>
    <dc:date>2023-08-29T12:29:43.997597935</dc:date>
    <meta:editing-duration>PT43M20S</meta:editing-duration>
    <meta:generator>LibreOffice/7.6.0.3$Linux_X86_64 LibreOffice_project/60$Build-3</meta:generator>
    <meta:document-statistic meta:table-count="0" meta:image-count="0" meta:object-count="0" meta:page-count="1" meta:paragraph-count="10" meta:word-count="213" meta:character-count="1046" meta:non-whitespace-character-count="856"/>
    <meta:user-defined meta:name="AppVersion">15.0000</meta:user-defined>
    <meta:user-defined meta:name="Company">Kreisverwaltung Mettmann</meta:user-defined>
    <meta:template xlink:type="simple" xlink:actuate="onRequest" xlink:title="Normal.dotm" xlink:href=""/>
  </office:meta>
</office:document-meta>
</file>